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1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fo:border="0.06pt solid #000000"/>
      <style:text-properties style:font-name="Ari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INT_GEN" table:style-name="ta1">
        <table:table-column table:style-name="co1" table:default-cell-style-name="ce148"/>
        <table:table-column table:style-name="co2" table:default-cell-style-name="ce148"/>
        <table:table-column table:style-name="co3" table:default-cell-style-name="ce148"/>
        <table:table-column table:style-name="co4" table:default-cell-style-name="ce148"/>
        <table:table-column table:style-name="co5" table:default-cell-style-name="ce148"/>
        <table:table-column table:style-name="co6" table:default-cell-style-name="ce148"/>
        <table:table-column table:style-name="co7" table:default-cell-style-name="ce148"/>
        <table:table-column table:style-name="co8" table:number-columns-repeated="1017" table:default-cell-style-name="ce148"/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c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0</text:p>
          </table:table-cell>
          <table:table-cell table:style-name="ce143" office:value-type="string" calcext:value-type="string">
            <text:p>IRQ_EXT</text:p>
          </table:table-cell>
          <table:table-cell table:style-name="ce143" office:value-type="string" calcext:value-type="string" table:number-columns-spanned="4" table:number-rows-spanned="1">
            <text:p>External Interrupt Request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31: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31’h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52"/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0</text:p>
          </table:table-cell>
          <table:table-cell table:style-name="ce143" office:value-type="string" calcext:value-type="string">
            <text:p>irq_ext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External Interrupt</text:p>
            <text:p>0: Negate External Interrupt</text:p>
            <text:p>1: Assert External Interrupt</text:p>
          </table:table-cell>
          <table:table-cell table:style-name="ce15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c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4</text:p>
          </table:table-cell>
          <table:table-cell table:style-name="ce143" office:value-type="string" calcext:value-type="string">
            <text:p>IRQ0</text:p>
          </table:table-cell>
          <table:table-cell table:style-name="ce143" office:value-type="string" calcext:value-type="string" table:number-columns-spanned="4" table:number-rows-spanned="1">
            <text:p>IRQ00 – IRQ31 Request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IRQ31</text:p>
            <text:p>0: Negate IRQ31</text:p>
            <text:p>1: Assert IRQ31</text:p>
          </table:table-cell>
          <table:table-cell table:style-name="ce152"/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IRQ30</text:p>
            <text:p>0: Negate IRQ30</text:p>
            <text:p>1: Assert IRQ30</text:p>
          </table:table-cell>
          <table:table-cell table:style-name="ce152"/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8" office:value-type="string" calcext:value-type="string">
            <text:p>…</text:p>
          </table:table-cell>
          <table:table-cell table:style-name="ce152"/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IRQ00</text:p>
            <text:p>0: Negate IRQ00</text:p>
            <text:p>1: Assert IRQ00</text:p>
          </table:table-cell>
          <table:table-cell table:style-name="ce15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c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008</text:p>
          </table:table-cell>
          <table:table-cell table:style-name="ce143" office:value-type="string" calcext:value-type="string">
            <text:p>IRQ1</text:p>
          </table:table-cell>
          <table:table-cell table:style-name="ce143" office:value-type="string" calcext:value-type="string" table:number-columns-spanned="4" table:number-rows-spanned="1">
            <text:p>IRQ32 – IRQ63 Request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IRQ63</text:p>
            <text:p>0: Negate IRQ63</text:p>
            <text:p>1: Assert IRQ63</text:p>
          </table:table-cell>
          <table:table-cell table:style-name="ce152"/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3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IRQ62</text:p>
            <text:p>0: Negate IRQ62</text:p>
            <text:p>1: Assert IRQ62</text:p>
          </table:table-cell>
          <table:table-cell table:style-name="ce152"/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…</text:p>
          </table:table-cell>
          <table:table-cell table:number-columns-repeated="3" table:style-name="ce143" office:value-type="string" calcext:value-type="string">
            <text:p>…</text:p>
          </table:table-cell>
          <table:table-cell table:style-name="ce158" office:value-type="string" calcext:value-type="string">
            <text:p>…</text:p>
          </table:table-cell>
          <table:table-cell table:style-name="ce152"/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Generate IRQ32</text:p>
            <text:p>0: Negate IRQ32</text:p>
            <text:p>1: Assert IRQ32</text:p>
          </table:table-cell>
          <table:table-cell table:style-name="ce152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T_GEN.A8:INT_GEN.AMJ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Meiryo UI" svg:font-family="'Meiryo UI'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8-14T18:47:12.058239081</dc:date>
    <meta:editing-duration>P4DT12H48M1S</meta:editing-duration>
    <meta:editing-cycles>470</meta:editing-cycles>
    <meta:generator>LibreOffice/7.5.3.2$MacOSX_AARCH64 LibreOffice_project/9f56dff12ba03b9acd7730a5a481eea045e468f3</meta:generator>
    <meta:document-statistic meta:table-count="1" meta:cell-count="89" meta:object-count="0"/>
  </office:meta>
</office:document-meta>
</file>